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f7d1" officeooo:paragraph-rsid="0017f7d1"/>
    </style:style>
    <style:style style:name="P2" style:family="paragraph" style:parent-style-name="Standard">
      <style:paragraph-properties fo:text-align="start" style:justify-single-word="false"/>
      <style:text-properties officeooo:rsid="0017f7d1" officeooo:paragraph-rsid="0019d005"/>
    </style:style>
    <style:style style:name="P3" style:family="paragraph" style:parent-style-name="Standard">
      <style:paragraph-properties fo:text-align="start" style:justify-single-word="false"/>
      <style:text-properties officeooo:rsid="0019d005" officeooo:paragraph-rsid="0019d005"/>
    </style:style>
    <style:style style:name="P4" style:family="paragraph" style:parent-style-name="Standard">
      <style:paragraph-properties fo:text-align="start" style:justify-single-word="false"/>
      <style:text-properties fo:language="es" fo:country="ES" officeooo:rsid="0019d005" officeooo:paragraph-rsid="0019d005"/>
    </style:style>
    <style:style style:name="P5" style:family="paragraph" style:parent-style-name="Standard" style:list-style-name="L1">
      <style:paragraph-properties fo:text-align="start" style:justify-single-word="false"/>
      <style:text-properties fo:language="es" fo:country="ES" officeooo:rsid="0019d005" officeooo:paragraph-rsid="0019d005"/>
    </style:style>
    <style:style style:name="P6" style:family="paragraph" style:parent-style-name="Standard" style:list-style-name="L1">
      <style:paragraph-properties fo:text-align="start" style:justify-single-word="false"/>
      <style:text-properties fo:language="es" fo:country="ES" officeooo:rsid="001ac833" officeooo:paragraph-rsid="001ac833"/>
    </style:style>
    <style:style style:name="P7" style:family="paragraph" style:parent-style-name="Standard">
      <style:paragraph-properties fo:text-align="start" style:justify-single-word="false"/>
      <style:text-properties fo:language="es" fo:country="ES" officeooo:rsid="001ac833" officeooo:paragraph-rsid="001ac833"/>
    </style:style>
    <style:style style:name="P8" style:family="paragraph" style:parent-style-name="Standard" style:list-style-name="L3">
      <style:paragraph-properties fo:text-align="start" style:justify-single-word="false"/>
      <style:text-properties fo:language="es" fo:country="ES" officeooo:rsid="001ac833" officeooo:paragraph-rsid="001ac833"/>
    </style:style>
    <style:style style:name="P9" style:family="paragraph" style:parent-style-name="Standard" style:list-style-name="L3">
      <style:paragraph-properties fo:text-align="start" style:justify-single-word="false"/>
      <style:text-properties fo:language="es" fo:country="ES" officeooo:rsid="001ac833" officeooo:paragraph-rsid="001c216d"/>
    </style:style>
    <style:style style:name="P10" style:family="paragraph" style:parent-style-name="Standard" style:list-style-name="L4">
      <style:paragraph-properties fo:text-align="start" style:justify-single-word="false"/>
      <style:text-properties fo:language="es" fo:country="ES" officeooo:rsid="001ac833" officeooo:paragraph-rsid="001ac833"/>
    </style:style>
    <style:style style:name="P11" style:family="paragraph" style:parent-style-name="Standard">
      <style:paragraph-properties fo:text-align="start" style:justify-single-word="false"/>
      <style:text-properties fo:language="es" fo:country="ES" officeooo:rsid="001ac833" officeooo:paragraph-rsid="001c216d"/>
    </style:style>
    <style:style style:name="P12" style:family="paragraph" style:parent-style-name="Standard" style:list-style-name="L3">
      <style:paragraph-properties fo:text-align="start" style:justify-single-word="false"/>
      <style:text-properties fo:language="es" fo:country="ES" officeooo:rsid="001c216d" officeooo:paragraph-rsid="001c216d"/>
    </style:style>
    <style:style style:name="P13" style:family="paragraph" style:parent-style-name="Standard">
      <style:paragraph-properties fo:text-align="start" style:justify-single-word="false"/>
      <style:text-properties fo:language="es" fo:country="ES" officeooo:rsid="001ce390" officeooo:paragraph-rsid="001ce390"/>
    </style:style>
    <style:style style:name="P14" style:family="paragraph" style:parent-style-name="Standard" style:list-style-name="L5">
      <style:paragraph-properties fo:text-align="start" style:justify-single-word="false"/>
      <style:text-properties fo:language="es" fo:country="ES" officeooo:rsid="001ce390" officeooo:paragraph-rsid="001ce390"/>
    </style:style>
    <style:style style:name="P15" style:family="paragraph" style:parent-style-name="Standard" style:list-style-name="L5">
      <style:paragraph-properties fo:text-align="start" style:justify-single-word="false"/>
      <style:text-properties fo:language="es" fo:country="ES" officeooo:rsid="001d2411" officeooo:paragraph-rsid="001d2411"/>
    </style:style>
    <style:style style:name="P16" style:family="paragraph" style:parent-style-name="Standard">
      <style:paragraph-properties fo:text-align="start" style:justify-single-word="false"/>
      <style:text-properties fo:language="es" fo:country="ES" officeooo:rsid="001d2411" officeooo:paragraph-rsid="001d2411"/>
    </style:style>
    <style:style style:name="P17" style:family="paragraph" style:parent-style-name="Standard">
      <style:paragraph-properties fo:text-align="start" style:justify-single-word="false"/>
      <style:text-properties officeooo:rsid="001ac833" officeooo:paragraph-rsid="001ac833"/>
    </style:style>
    <style:style style:name="P18" style:family="paragraph" style:parent-style-name="Standard">
      <style:paragraph-properties fo:text-align="start" style:justify-single-word="false" fo:break-before="page"/>
      <style:text-properties officeooo:rsid="0019d005" officeooo:paragraph-rsid="0019d005"/>
    </style:style>
    <style:style style:name="P19" style:family="paragraph" style:parent-style-name="Standard">
      <style:paragraph-properties fo:text-align="start" style:justify-single-word="false" fo:break-before="page"/>
      <style:text-properties fo:language="es" fo:country="ES" officeooo:rsid="0019d005" officeooo:paragraph-rsid="0019d005"/>
    </style:style>
    <style:style style:name="T1" style:family="text">
      <style:text-properties officeooo:rsid="001919dc"/>
    </style:style>
    <style:style style:name="T2" style:family="text">
      <style:text-properties fo:language="es" fo:country="ES"/>
    </style:style>
    <style:style style:name="T3" style:family="text">
      <style:text-properties officeooo:rsid="001c216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S FUNCIONAL <text:span text:style-name="T1">PLATAFORMA WEB DE SITIOS COWORKING</text:span></text:p>
      <text:p text:style-name="P1"/>
      <text:p text:style-name="P1"/>
      <text:p text:style-name="P18">Descripcion:</text:p>
      <text:p text:style-name="P3"/>
      <text:p text:style-name="P3">Se creará una plataforma web que permite a los usuarios buscar espacios de Coworking, registrarse y reservas tanto plazas como salones enteros.</text:p>
      <text:p text:style-name="P3">A su vez, tendremos administradores de centros, que podrán generar los espacios en los que los usuarios reservarán.</text:p>
      <text:p text:style-name="P3">Se contemplan 3 roles principales, usuario anónimo, usuario registrado y administrador de centros.</text:p>
      <text:p text:style-name="P19">Usuario anónimo:</text:p>
      <text:p text:style-name="P4"/>
      <text:p text:style-name="P4">El usuario anónimo llegara a una landing page que le permitirá realizar las siguientes consultas:</text:p>
      <text:p text:style-name="P4"/>
      <text:list xml:id="list4031856821" text:style-name="L1">
        <text:list-item>
          <text:p text:style-name="P5">Publicar un espacio de coworking nuevo</text:p>
        </text:list-item>
        <text:list-item>
          <text:p text:style-name="P5">Buscar espacios de coworking. Esta busqueda puede realizarse en base a diferentes criterios:</text:p>
          <text:list>
            <text:list-item>
              <text:p text:style-name="P5">nombre del centro <text:span text:style-name="T3">ó </text:span>localidad</text:p>
            </text:list-item>
            <text:list-item>
              <text:p text:style-name="P5">tipo de espacio</text:p>
            </text:list-item>
            <text:list-item>
              <text:p text:style-name="P6">fechas</text:p>
              <text:p text:style-name="P6"/>
            </text:list-item>
          </text:list>
        </text:list-item>
      </text:list>
      <text:p text:style-name="P7"/>
      <text:p text:style-name="P7">Una vez realizada la busqueda el usuario accederá a un listado de centros que satisfagan su consulta y a su vez tendrá opciones de ajustar la búsqueda con los siguientes campos:</text:p>
      <text:list xml:id="list1076563895" text:style-name="L3">
        <text:list-item>
          <text:p text:style-name="P8">precio <text:span text:style-name="T3">(rango de precios)</text:span></text:p>
        </text:list-item>
        <text:list-item>
          <text:p text:style-name="P8">puntuacion</text:p>
        </text:list-item>
        <text:list-item>
          <text:p text:style-name="P8">localidad</text:p>
        </text:list-item>
        <text:list-item>
          <text:p text:style-name="P12">tipo</text:p>
        </text:list-item>
        <text:list-item>
          <text:p text:style-name="P9">tipo de servicios</text:p>
        </text:list-item>
      </text:list>
      <text:p text:style-name="P11"/>
      <text:p text:style-name="P11">El usuario tambien tiene la posibilidad de ver los detalles de los centros que hayan cargado los administradores y tambien los comentarios de los usuarios que hayan realizado reservas.</text:p>
      <text:p text:style-name="P7"/>
      <text:p text:style-name="P7">Tambien se le permite al usuario ordenar dicha busqueda de diferentes maneras:</text:p>
      <text:list xml:id="list2799595153" text:style-name="L4">
        <text:list-item>
          <text:p text:style-name="P10">puntuacion (defecto)</text:p>
        </text:list-item>
        <text:list-item>
          <text:p text:style-name="P10">precio</text:p>
        </text:list-item>
      </text:list>
      <text:p text:style-name="P7"/>
      <text:p text:style-name="P7">Una vez elegido el espacio y determinada la cantidad de puestos y fechas el usuario podrá reservar este espacio con la condicion previa de registrarse.</text:p>
      <text:p text:style-name="P7"/>
      <text:p text:style-name="P13">El usuario en la landing page también podrá inscribirse como usuario administrador de espacios. Esto lo dirigirá a un formulario con campos específicos.</text:p>
      <text:p text:style-name="P13"/>
      <text:p text:style-name="P13">El usuario anónimo siempre <text:s/>tendrá un encabezado con un botón de registro, de login o acceso como administrador y una serie de accesos directos:</text:p>
      <text:list xml:id="list1119826691" text:style-name="L5">
        <text:list-item>
          <text:p text:style-name="P14">antiguas busquedas</text:p>
        </text:list-item>
        <text:list-item>
          <text:p text:style-name="P14">blog</text:p>
        </text:list-item>
        <text:list-item>
          <text:p text:style-name="P14">logo y homepage</text:p>
        </text:list-item>
        <text:list-item>
          <text:p text:style-name="P15">información sobre la página</text:p>
        </text:list-item>
      </text:list>
      <text:p text:style-name="P16"/>
      <text:p text:style-name="P7"/>
      <text:p text:style-name="P16">El usuario anónimo tendrá un footer con links a: terminos de uso, cookies, mapa del sitio, privacidad, blog.</text:p>
      <text:p text:style-name="P7"/>
      <text:p text:style-name="P7"/>
      <text:p text:style-name="P3"><text:span text:style-name="T2"/></text:p>
      <text:p text:style-name="P17"><text:span text:style-name="T2"/></text:p>
      <text:p text:style-name="P3"><text:span text:style-name="T2"/></text:p>
      <text:p text:style-name="P3"><text:span text:style-name="T2"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7T11:39:00.108413756</meta:creation-date>
    <dc:date>2021-05-27T12:31:25.103244425</dc:date>
    <meta:editing-duration>PT10M5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3" meta:paragraph-count="31" meta:word-count="308" meta:character-count="1880" meta:non-whitespace-character-count="1618"/>
  </office:meta>
</office:document-meta>
</file>